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16.801041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Ministerio de Gobier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MDG_OTP_DD_2025_v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MDG_OrganizacionTerritorialProvincial_20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Organización Territorial Provincia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cripción</text:p>
          </table:table-cell>
          <table:table-cell office:value-type="string" table:style-name="ce3">
            <text:p>Circunscripciones territoriales integradas por los cantones que legalmente les correspondan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4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ódigo</text:p>
          </table:table-cell>
          <table:table-cell office:value-type="string" table:style-name="ce3">
            <text:p>Código de identificación del objeto geográfico según el Catálogo Naciona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ódigo provincia</text:p>
          </table:table-cell>
          <table:table-cell office:value-type="string" table:style-name="ce3">
            <text:p>Código de dos digitos para cada provinc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 de provincia</text:p>
          </table:table-cell>
          <table:table-cell office:value-type="string" table:style-name="ce3">
            <text:p>Nombre de la provinc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ño</text:p>
          </table:table-cell>
          <table:table-cell office:value-type="string" table:style-name="ce3">
            <text:p>Año de generación de la informació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to asociado</text:p>
          </table:table-cell>
          <table:table-cell office:value-type="string" table:style-name="ce3">
            <text:p>Texto aclaratorio del objeto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25</meta:generator>
    <meta:initial-creator>JP</meta:initial-creator>
    <dc:creator>Tatiana Belen Garzon Zambrano</dc:creator>
    <meta:creation-date>2020-12-02T16:57:00Z</meta:creation-date>
    <dc:date>2025-01-29T19:02:53Z</dc:date>
  </office:meta>
</office:document-meta>
</file>